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000000022299043CB8313294B.png" manifest:media-type="image/png"/>
  <manifest:file-entry manifest:full-path="Pictures/10000000000002F00000003DEB79E9C260D95118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8.445cm"/>
    </style:style>
    <style:style style:name="pr2" style:family="presentation" style:parent-style-name="Classy_5f_Red-subtitle">
      <style:graphic-properties draw:fill-color="#ffffff" draw:auto-grow-height="true" fo:min-height="4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921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921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text-properties fo:font-size="35.5pt" style:font-size-asian="24pt"/>
    </style:style>
    <style:style style:name="P2" style:family="paragraph">
      <loext:graphic-properties draw:fill-color="#ffffff"/>
      <style:text-properties fo:font-size="35.5pt" style:font-size-asian="24pt"/>
    </style:style>
    <style:style style:name="P3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8.445cm" svg:x="1.6cm" svg:y="2cm" presentation:class="title" presentation:user-transformed="true">
          <draw:text-box>
            <text:p>Streaming Data with Kafka</text:p>
          </draw:text-box>
        </draw:frame>
        <draw:frame presentation:style-name="pr2" draw:text-style-name="P2" draw:layer="layout" svg:width="14.599cm" svg:height="4cm" svg:x="10.599cm" svg:y="11.11cm" presentation:class="subtitle" presentation:user-transformed="true">
          <draw:text-box>
            <text:p text:style-name="P1">By Harby Ariz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921cm" svg:x="1.4cm" svg:y="1.745cm" presentation:class="title">
          <draw:text-box>
            <text:p>Streaming Data with Kafka</text:p>
          </draw:text-box>
        </draw:frame>
        <draw:frame presentation:style-name="pr5" draw:layer="layout" svg:width="25.199cm" svg:height="10.889cm" svg:x="1.4cm" svg:y="5.11cm" presentation:class="outline" presentation:user-transformed="true">
          <draw:text-box>
            <text:list text:style-name="L2">
              <text:list-header>
                <text:p><text:span text:style-name="T1">In this video I’ll show you:</text:span></text:p>
              </text:list-header>
              <text:list-item>
                <text:p><text:span text:style-name="T1">How to install and configure a Kafka broker on a Centos 7 OS</text:span></text:p>
              </text:list-item>
              <text:list-item>
                <text:p><text:span text:style-name="T1">How to start streaming data by using the Kafka producer and the Kafka consumer consoles</text:span></text:p>
              </text:list-item>
              <text:list-item>
                <text:p><text:span text:style-name="T1">How to execute live queries against those streams of data by using KSQL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921cm" svg:x="1.4cm" svg:y="1.745cm" presentation:class="title">
          <draw:text-box>
            <text:p>Streaming Data with Kafka</text:p>
          </draw:text-box>
        </draw:frame>
        <draw:frame presentation:style-name="Classy_5f_Red1-outline1" draw:layer="layout" svg:width="25.199cm" svg:height="9.133cm" svg:x="1.4cm" svg:y="5.1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How to use Kafka connectors (Source and Sink)</text:span></text:p>
              </text:list-item>
              <text:list-item>
                <text:p><text:span text:style-name="T1">How to use the Schema Regist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331cm" fo:text-indent="0cm"/>
      <style:text-properties fo:font-size="23.2999992370605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47cm" fo:text-indent="0cm"/>
      <style:text-properties fo:font-size="20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64cm" fo:text-indent="0cm"/>
      <style:text-properties fo:font-size="16.700000762939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81cm" fo:text-indent="0cm"/>
      <style:text-properties fo:font-size="16.700000762939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81cm" fo:text-indent="0cm"/>
      <style:text-properties fo:font-size="16.700000762939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81cm" fo:text-indent="0cm"/>
      <style:text-properties fo:font-size="16.700000762939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81cm" fo:text-indent="0cm"/>
      <style:text-properties fo:font-size="16.700000762939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81cm" fo:text-indent="0cm"/>
      <style:text-properties fo:font-size="16.700000762939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443cm" fo:text-indent="0cm"/>
      <style:text-properties fo:font-size="31.1000003814697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332cm" fo:text-indent="0cm"/>
      <style:text-properties fo:font-size="26.7000007629395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221cm" fo:text-indent="0cm"/>
      <style:text-properties fo:font-size="22.2000007629395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109cm" fo:text-indent="0cm"/>
      <style:text-properties fo:font-size="22.2000007629395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109cm" fo:text-indent="0cm"/>
      <style:text-properties fo:font-size="22.2000007629395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109cm" fo:text-indent="0cm"/>
      <style:text-properties fo:font-size="22.2000007629395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109cm" fo:text-indent="0cm"/>
      <style:text-properties fo:font-size="22.2000007629395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109cm" fo:text-indent="0cm"/>
      <style:text-properties fo:font-size="22.2000007629395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loext:graphic-properties draw:fill="none" draw:fill-color="#ffffff"/>
      <style:text-properties fo:color="#ffffff" fo:font-size="15.6000003814697pt"/>
    </style:style>
    <style:style style:name="MP13" style:family="paragraph">
      <style:paragraph-properties fo:text-align="center"/>
    </style:style>
    <style:style style:name="MP14" style:family="paragraph">
      <loext:graphic-properties draw:fill="none" draw:fill-color="#ffffff"/>
      <style:paragraph-properties fo:text-align="center"/>
      <style:text-properties fo:color="#ffffff" fo:font-size="15.6000003814697pt"/>
    </style:style>
    <style:style style:name="MP15" style:family="paragraph">
      <style:paragraph-properties fo:text-align="end"/>
    </style:style>
    <style:style style:name="MP16" style:family="paragraph">
      <loext:graphic-properties draw:fill="none" draw:fill-color="#ffffff"/>
      <style:paragraph-properties fo:text-align="end"/>
      <style:text-properties fo:color="#ffffff" fo:font-size="15.6000003814697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794cm" svg:x="0cm" svg:y="15.755cm">
        <draw:image xlink:href="Pictures/10000000000002F00000003DEB79E9C260D95118.png" xlink:type="simple" xlink:show="embed" xlink:actuate="onLoad">
          <text:p/>
        </draw:image>
      </draw:frame>
      <draw:frame presentation:style-name="Classy_5f_Red-title" draw:layer="backgroundobjects" svg:width="25.199cm" svg:height="8.445cm" svg:x="0cm" svg:y="2cm" presentation:class="title" presentation:placeholder="true">
        <draw:text-box/>
      </draw:frame>
      <draw:frame presentation:style-name="Classy_5f_Red-outline1" draw:layer="backgroundobjects" svg:width="14.599cm" svg:height="4cm" svg:x="10.599cm" svg:y="11.11cm" presentation:class="outline" presentation:placeholder="true">
        <draw:text-box/>
      </draw:frame>
      <draw:frame presentation:style-name="Mpr1" draw:text-style-name="MP7" draw:layer="backgroundobjects" svg:width="6.523cm" svg:height="1.206cm" svg:x="4.799cm" svg:y="16.30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206cm" svg:x="11.724cm" svg:y="16.27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206cm" svg:x="21.199cm" svg:y="16.27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1cm" svg:x="0cm" svg:y="0cm">
        <draw:image xlink:href="Pictures/10000000000002F000000022299043CB8313294B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1cm" svg:x="0.016cm" svg:y="0cm">
        <draw:image xlink:href="Pictures/10000000000002F000000022299043CB8313294B.png" xlink:type="simple" xlink:show="embed" xlink:actuate="onLoad">
          <text:p/>
        </draw:image>
      </draw:frame>
      <draw:frame draw:style-name="Mgr3" draw:text-style-name="MP5" draw:layer="backgroundobjects" svg:width="28cm" svg:height="1cm" svg:x="0.016cm" svg:y="16.533cm">
        <draw:image xlink:href="Pictures/10000000000002F000000022299043CB8313294B.png" xlink:type="simple" xlink:show="embed" xlink:actuate="onLoad">
          <text:p/>
        </draw:image>
      </draw:frame>
      <draw:frame presentation:style-name="Classy_5f_Red1-title" draw:layer="backgroundobjects" svg:width="25.199cm" svg:height="2.921cm" svg:x="1.4cm" svg:y="1.745cm" presentation:class="title" presentation:placeholder="true">
        <draw:text-box/>
      </draw:frame>
      <draw:frame presentation:style-name="Classy_5f_Red1-outline1" draw:layer="backgroundobjects" svg:width="25.199cm" svg:height="9.133cm" svg:x="1.4cm" svg:y="5.11cm" presentation:class="outline" presentation:placeholder="true">
        <draw:text-box/>
      </draw:frame>
      <draw:frame presentation:style-name="Mpr5" draw:text-style-name="MP2" draw:layer="backgroundobjects" svg:width="6.224cm" svg:height="1.205cm" svg:x="2.8cm" svg:y="16.66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6.523cm" svg:height="1.206cm" svg:x="4.8cm" svg:y="16.667cm">
        <draw:text-box>
          <text:p><text:span text:style-name="MT2"><presentation:date-time/></text:span></text:p>
        </draw:text-box>
      </draw:frame>
      <draw:frame presentation:style-name="Mpr6" draw:text-style-name="MP14" draw:layer="backgroundobjects" svg:width="8.875cm" svg:height="1.206cm" svg:x="11.725cm" svg:y="16.667cm">
        <draw:text-box>
          <text:p text:style-name="MP13"><text:span text:style-name="MT2"><presentation:footer/></text:span></text:p>
        </draw:text-box>
      </draw:frame>
      <draw:frame presentation:style-name="Mpr6" draw:text-style-name="MP16" draw:layer="backgroundobjects" svg:width="6.523cm" svg:height="1.206cm" svg:x="21.276cm" svg:y="16.667cm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9:46:45.654915692</meta:creation-date>
    <meta:editing-duration>PT3H46M37S</meta:editing-duration>
    <meta:editing-cycles>16</meta:editing-cycles>
    <meta:generator>LibreOffice/6.0.4.2$Linux_X86_64 LibreOffice_project/9b0d9b32d5dcda91d2f1a96dc04c645c450872bf</meta:generator>
    <dc:title>Classy Red</dc:title>
    <dc:date>2018-06-01T13:14:10.828866177</dc:date>
    <meta:document-statistic meta:object-count="49"/>
  </office:meta>
</office:document-meta>
</file>